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ArialMT" svg:font-family="ArialMT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559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2.8736in"/>
    </style:style>
    <style:style style:name="Table2.B" style:family="table-column">
      <style:table-column-properties style:column-width="0.575in"/>
    </style:style>
    <style:style style:name="Table2.D" style:family="table-column">
      <style:table-column-properties style:column-width="2.5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97in" fo:margin-left="0in" table:align="left" style:writing-mode="lr-tb"/>
    </style:style>
    <style:style style:name="Table3.A" style:family="table-column">
      <style:table-column-properties style:column-width="3.5042in"/>
    </style:style>
    <style:style style:name="Table3.B" style:family="table-column">
      <style:table-column-properties style:column-width="0.6194in"/>
    </style:style>
    <style:style style:name="Table3.C" style:family="table-column">
      <style:table-column-properties style:column-width="0.5667in"/>
    </style:style>
    <style:style style:name="Table3.D" style:family="table-column">
      <style:table-column-properties style:column-width="0.4958in"/>
    </style:style>
    <style:style style:name="Table3.E" style:family="table-column">
      <style:table-column-properties style:column-width="0.566in"/>
    </style:style>
    <style:style style:name="Table3.F" style:family="table-column">
      <style:table-column-properties style:column-width="0.557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text-properties style:font-name="Garamond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10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11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12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5" style:family="paragraph" style:parent-style-name="Standard">
      <style:text-properties style:font-name="Garamond" officeooo:paragraph-rsid="00214dbe"/>
    </style:style>
    <style:style style:name="P16" style:family="paragraph" style:parent-style-name="Standard">
      <style:text-properties style:font-name="Garamond" officeooo:paragraph-rsid="00245f7a"/>
    </style:style>
    <style:style style:name="P17" style:family="paragraph" style:parent-style-name="Standard">
      <style:text-properties style:font-name="Garamond" style:text-underline-style="none" officeooo:rsid="00245f7a" officeooo:paragraph-rsid="00245f7a"/>
    </style:style>
    <style:style style:name="P18" style:family="paragraph" style:parent-style-name="Standard">
      <style:paragraph-properties fo:text-align="justify" style:justify-single-word="false"/>
      <style:text-properties fo:color="#000000" style:font-name="Garamond" fo:font-size="10pt" officeooo:rsid="002587aa" officeooo:paragraph-rsid="002587aa" style:font-size-asian="10pt" style:font-size-complex="10pt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officeooo:rsid="00245f7a" officeooo:paragraph-rsid="00245f7a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Garamond" officeooo:paragraph-rsid="00214dbe"/>
    </style:style>
    <style:style style:name="P22" style:family="paragraph" style:parent-style-name="Standard" style:list-style-name="WWNum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Garamond" fo:font-size="10pt" style:font-size-asian="10pt" style:font-size-complex="10pt"/>
    </style:style>
    <style:style style:name="P23" style:family="paragraph" style:parent-style-name="Standard" style:list-style-name="WWNum1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24" style:family="paragraph" style:parent-style-name="Standard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25" style:family="paragraph" style:parent-style-name="Footer">
      <style:paragraph-properties fo:text-align="start" style:justify-single-word="false" style:border-line-width-top="0.0102in 0.0102in 0.0008in" fo:padding="0.0193in" fo:border-left="none" fo:border-right="none" fo:border-top="1.56pt double #000000" fo:border-bottom="none" style:shadow="none">
        <style:tab-stops>
          <style:tab-stop style:position="0.1327in"/>
          <style:tab-stop style:position="3in" style:type="center"/>
          <style:tab-stop style:position="6in" style:type="right"/>
        </style:tab-stops>
      </style:paragraph-properties>
      <style:text-properties officeooo:paragraph-rsid="00245f7a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1e841b" officeooo:paragraph-rsid="001e841b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36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T1" style:family="text">
      <style:text-properties officeooo:rsid="001e841b"/>
    </style:style>
    <style:style style:name="T2" style:family="text">
      <style:text-properties officeooo:rsid="00214dbe"/>
    </style:style>
    <style:style style:name="T3" style:family="text">
      <style:text-properties officeooo:rsid="00214dbe" style:font-name-asian="Times New Roman" style:font-name-complex="Times New Roman"/>
    </style:style>
    <style:style style:name="T4" style:family="text">
      <style:text-properties officeooo:rsid="0025ad77" style:font-name-asian="Times New Roman" style:font-name-complex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4dbe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dbe" style:font-size-asian="10pt" style:font-size-complex="10pt"/>
    </style:style>
    <style:style style:name="T9" style:family="text">
      <style:text-properties fo:font-size="10pt" officeooo:rsid="002480ff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2" style:family="text">
      <style:text-properties officeooo:rsid="00245f7a"/>
    </style:style>
    <style:style style:name="T13" style:family="text">
      <style:text-properties style:font-name="Garamond" fo:font-size="6pt" officeooo:rsid="00245f7a" style:font-size-asian="6pt" style:font-size-complex="6pt"/>
    </style:style>
    <style:style style:name="T14" style:family="text">
      <style:text-properties style:font-name="Garamond" fo:font-size="6pt" officeooo:rsid="0024a6cc" style:font-size-asian="6pt" style:font-size-complex="6pt"/>
    </style:style>
    <style:style style:name="T15" style:family="text">
      <style:text-properties officeooo:rsid="002480ff"/>
    </style:style>
    <style:style style:name="T16" style:family="text">
      <style:text-properties officeooo:rsid="0024a6cc"/>
    </style:style>
    <style:style style:name="T17" style:family="text">
      <style:text-properties style:text-outline="false" fo:letter-spacing="normal" style:letter-kerning="false"/>
    </style:style>
    <style:style style:name="T18" style:family="text">
      <style:text-properties fo:color="#262626" style:text-outline="false" fo:letter-spacing="normal" style:letter-kern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S 192 Software Engineering II</text:p>
      <text:p text:style-name="P3"><text:s/><text:span text:style-name="T2">Alpha Testing</text:span>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<text:span text:style-name="T2">Tester's</text:span> Name: <text:s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<text:span text:style-name="T2">Testing</text:span> Date: </text:p>
          </table:table-cell>
          <table:table-cell table:style-name="Table1.D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13">Project Name: </text:p>
          </table:table-cell>
          <table:table-cell table:style-name="Table1.A1" table:number-rows-spanned="2" office:value-type="string">
            <text:p text:style-name="P13"/>
          </table:table-cell>
          <table:table-cell table:style-name="Table1.C2" office:value-type="string">
            <text:p text:style-name="P13">Project ID: <text:s/></text:p>
          </table:table-cell>
          <table:table-cell table:style-name="Table1.D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6">(if applicable)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3">Developer’s Name:</text:p>
          </table:table-cell>
          <table:table-cell table:style-name="Table1.D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4"/>
      <text:p text:style-name="P7">This checklist is to be used to assess <text:span text:style-name="T1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7"/>
      <text:p text:style-name="P8"><text:span text:style-name="T5">Target Audience</text:span>: <text:s/>CS 192 <text:span text:style-name="T12">Classmates</text:span></text:p>
      <text:p text:style-name="P7"/>
      <text:p text:style-name="P7"><text:span text:style-name="T6">Instructions</text:span><text:span text:style-name="T2">: <text:s/>Place a check mark inside the appropriate box</text:span><text:span text:style-name="T3"> </text:span><text:span text:style-name="T4">to indicate if</text:span><text:span text:style-name="T3"> the software complies with the criteria. <text:s/></text:span><text:span text:style-name="T4">I</text:span><text:span text:style-name="T3">f it does not </text:span><text:span text:style-name="T4">comply</text:span><text:span text:style-name="T3">, and place a comment on its non-compliance.</text:span></text:p>
      <text:p text:style-name="P7"/>
      <text:p text:style-name="P14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5"><text:span text:style-name="T1">User Acceptance </text:span>Criteria</text:p>
          </table:table-cell>
          <table:table-cell table:style-name="Table2.A1" table:number-columns-spanned="2" office:value-type="string">
            <text:p text:style-name="P35">Compl<text:span text:style-name="T12">iance</text:span></text:p>
          </table:table-cell>
          <table:covered-table-cell/>
          <table:table-cell table:style-name="Table2.D1" table:number-rows-spanned="2" office:value-type="string">
            <text:p text:style-name="P35">Remarks</text:p>
          </table:table-cell>
        </table:table-row>
        <table:table-row>
          <table:covered-table-cell/>
          <table:table-cell table:style-name="Table2.B2" office:value-type="string">
            <text:p text:style-name="P33">Yes</text:p>
          </table:table-cell>
          <table:table-cell table:style-name="Table2.B2" office:value-type="string">
            <text:p text:style-name="P33">No</text:p>
          </table:table-cell>
          <table:covered-table-cell/>
        </table:table-row>
        <table:table-row>
          <table:table-cell table:style-name="Table2.B2" office:value-type="string">
            <text:p text:style-name="P28">[<text:span text:style-name="T12">E</text:span>numerate here the list of <text:span text:style-name="T2">all </text:span>acceptance criteria <text:span text:style-name="T2">defined during the sprints that will be included in the Alpha Version of the Software.</text:span>]</text:p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D3" office:value-type="string">
            <text:p text:style-name="P29"/>
          </table:table-cell>
        </table:table-row>
        <table:table-row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D3" office:value-type="string">
            <text:p text:style-name="P29"/>
          </table:table-cell>
        </table:table-row>
        <table:table-row>
          <table:table-cell table:style-name="Table2.B2" office:value-type="string">
            <text:p text:style-name="P32">[add rows if necessary]</text:p>
          </table:table-cell>
          <table:table-cell table:style-name="Table2.B2" office:value-type="string">
            <text:p text:style-name="P29"/>
          </table:table-cell>
          <table:table-cell table:style-name="Table2.B2" office:value-type="string">
            <text:p text:style-name="P29"/>
          </table:table-cell>
          <table:table-cell table:style-name="Table2.D3" office:value-type="string">
            <text:p text:style-name="P29"/>
          </table:table-cell>
        </table:table-row>
      </table:table>
      <text:p text:style-name="P9"/>
      <text:p text:style-name="P16"><text:span text:style-name="T8">Tester's</text:span><text:span text:style-name="T7"> Comments:</text:span></text:p>
      <text:p text:style-name="P16"><text:span text:style-name="T7"><text:line-break/></text:span></text:p>
      <text:p text:style-name="P15"/>
      <text:p text:style-name="P15"/>
      <text:p text:style-name="P21"><text:span text:style-name="T10">U</text:span><text:span text:style-name="T11">sability Goals</text:span><text:span text:style-name="T11"><text:note text:id="ftn1" text:note-class="footnote"><text:note-citation>1</text:note-citation><text:note-body><text:p text:style-name="P36">http://chaione.com/ux-research-standardizing-usability-questionnaires/</text:p></text:note-body></text:note></text:span><text:span text:style-name="T11">:</text:span></text:p>
      <text:p text:style-name="P17"><text:span text:style-name="T7">This is the System Usability Scale (SUS) used to measure users' perceived usability of a product or system. <text:s/>It is highly reliable (.91). <text:s/>Mark the most appropriate </text:span><text:span text:style-name="T9">box</text:span><text:span text:style-name="T7"> that shows how much you agree with the statement.</text:span></text:p>
      <text:p text:style-name="P17"><text:span text:style-name="T7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26">System Usability Scale Standard Version</text:p>
          </table:table-cell>
          <table:table-cell table:style-name="Table3.B1" table:number-columns-spanned="5" office:value-type="string">
            <text:p text:style-name="P27"><text:s/>Strongly <text:s text:c="66"/>Strongly</text:p>
            <text:p text:style-name="P27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34">1</text:p>
          </table:table-cell>
          <table:table-cell table:style-name="Table3.B2" office:value-type="string">
            <text:p text:style-name="P34">2</text:p>
          </table:table-cell>
          <table:table-cell table:style-name="Table3.B2" office:value-type="string">
            <text:p text:style-name="P34">3</text:p>
          </table:table-cell>
          <table:table-cell table:style-name="Table3.B2" office:value-type="string">
            <text:p text:style-name="P34">4</text:p>
          </table:table-cell>
          <table:table-cell table:style-name="Table3.F2" office:value-type="string">
            <text:p text:style-name="P34">5</text:p>
          </table:table-cell>
        </table:table-row>
        <table:table-row>
          <table:table-cell table:style-name="Table3.B2" office:value-type="string">
            <text:p text:style-name="P32">1. <text:s/><text:span text:style-name="T15">I think that I would like to use this system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2. <text:span text:style-name="T15">I found the system unnecessarily complex</text:span>.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3. <text:s/><text:span text:style-name="T15">I thought the system was easy to use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4. <text:s/><text:span text:style-name="T15">I think that I would need the support of a technical person to be able to use this system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5. <text:s/><text:span text:style-name="T16">I found the various functions in the system were well integrated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6. <text:s/><text:span text:style-name="T16">I thought where was too much inconsistency in this system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7. <text:s/><text:span text:style-name="T16">I would image that most people would learn to use this system very quickly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8. <text:s text:c="2"/><text:span text:style-name="T16">I found the system very cumbersome to use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9. <text:s text:c="2"/><text:span text:style-name="T16">I felt very confident using the system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B2" office:value-type="string">
            <text:p text:style-name="P32">10. <text:s/><text:span text:style-name="T16">I needed to learn a lot of things before I could get going with this system.</text:span></text:p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B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</table:table>
      <text:p text:style-name="P10"/>
      <text:p text:style-name="P12"><text:span text:style-name="T5">Computation of SUS Score:</text:span> </text:p>
      <text:p text:style-name="P18"><text:span text:style-name="T18">For odd items: subtract one from the user response.</text:span></text:p>
      <text:list xml:id="list189647364077079071" text:style-name="L1">
        <text:list-item>
          <text:p text:style-name="P19">For odd items: subtract one from the user response.</text:p>
        </text:list-item>
        <text:list-item>
          <text:p text:style-name="P19">For even items: subtract the user response from 5.</text:p>
        </text:list-item>
        <text:list-item>
          <text:p text:style-name="P19">This scales all values from 0-4 (with 4 being the most positive response).</text:p>
        </text:list-item>
        <text:list-item>
          <text:p text:style-name="P19">Add up the converted responses for each user and multiply that total to 2.5. <text:s/>This converts the range of possible values from 0 to 100 instead of from 0-40.</text:p>
        </text:list-item>
      </text:list>
      <text:list xml:id="list4016077789227691469" text:style-name="WWNum1">
        <text:list-header>
          <text:p text:style-name="P23"/>
        </text:list-header>
      </text:list>
      <text:p text:style-name="P24"><text:span text:style-name="T18">SUS Score: _________________</text:span></text:p>
      <text:p text:style-name="P12"/>
      <text:p text:style-name="P11"><text:span text:style-name="T2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ArialMT" svg:font-family="ArialMT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Roboto-Regular" svg:font-family="Robot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start" style:justify-single-word="false" style:border-line-width-top="0.0102in 0.0102in 0.0008in" fo:padding="0.0193in" fo:border-left="none" fo:border-right="none" fo:border-top="1.56pt double #000000" fo:border-bottom="none" style:shadow="none">
        <style:tab-stops>
          <style:tab-stop style:position="0.1327in"/>
          <style:tab-stop style:position="3in" style:type="center"/>
          <style:tab-stop style:position="6in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6pt" officeooo:rsid="0024a6cc" style:font-size-asian="6pt" style:font-size-complex="6pt"/>
    </style:style>
    <style:style style:name="MT2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rcsolamo: </text:span></text:span><text:span text:style-name="Page_20_Number"><text:span text:style-name="MT2">Version 11</text:span></text:span><text:span text:style-name="Page_20_Number"><text:span text:style-name="MT1"> </text:span></text:span><text:span text:style-name="Page_20_Number"><text:span text:style-name="MT2"><text:tab/><text:tab/>Page </text:span></text:span><text:span text:style-name="Page_20_Number"><text:span text:style-name="MT2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4-07T13:33:38.444146000</dc:date>
    <meta:print-date>2006-07-28T14:33:00</meta:print-date>
    <meta:editing-cycles>17</meta:editing-cycles>
    <meta:editing-duration>PT1H53M37S</meta:editing-duration>
    <meta:generator>LibreOffice/4.3.0.4$MacOSX_X86_64 LibreOffice_project/62ad5818884a2fc2e5780dd45466868d41009ec0</meta:generator>
    <meta:document-statistic meta:table-count="3" meta:image-count="0" meta:object-count="0" meta:page-count="2" meta:paragraph-count="53" meta:word-count="426" meta:character-count="2648" meta:non-whitespace-character-count="2108"/>
  </office:meta>
</office:document-meta>
</file>